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00000001008D0D28DC5DD45B72.png" manifest:media-type="image/png"/>
  <manifest:file-entry manifest:full-path="Pictures/100000000000010000000100C9635F7129663C53.png" manifest:media-type="image/png"/>
  <manifest:file-entry manifest:full-path="Pictures/1000000000000100000001008340AB525B6BEAFD.png" manifest:media-type="image/png"/>
  <manifest:file-entry manifest:full-path="Pictures/100000000000010000000100F838939F31802067.png" manifest:media-type="image/png"/>
  <manifest:file-entry manifest:full-path="Pictures/100000000000010000000100C86177D6177502A4.png" manifest:media-type="image/png"/>
  <manifest:file-entry manifest:full-path="Pictures/1000000000000100000001000F2575492C31FD8A.png" manifest:media-type="image/png"/>
  <manifest:file-entry manifest:full-path="Pictures/1000000000000100000001004C1AEDD7758F267C.png" manifest:media-type="image/png"/>
  <manifest:file-entry manifest:full-path="Pictures/10000000000001000000010013B71BA14F2AB9D0.png" manifest:media-type="image/png"/>
  <manifest:file-entry manifest:full-path="Pictures/1000000000000100000001002C025DFAF312B69A.png" manifest:media-type="image/png"/>
  <manifest:file-entry manifest:full-path="Pictures/1000000000000100000001002D7397888667BA69.png" manifest:media-type="image/png"/>
  <manifest:file-entry manifest:full-path="Pictures/1000000000000100000001000B593A34CBE41315.png" manifest:media-type="image/png"/>
  <manifest:file-entry manifest:full-path="Pictures/100000000000010000000100FE5556AFE98EF39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middle" draw:auto-grow-height="false" fo:min-height="16.176cm" fo:min-width="21.637cm" fo:padding-top="0.04cm" fo:padding-bottom="0.04cm" fo:padding-left="0.04cm" fo:padding-right="0.04cm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5.418cm" svg:height="5.418cm" svg:x="0.262cm" svg:y="0.262cm">
          <draw:image xlink:href="Pictures/1000000000000100000001004C1AEDD7758F267C.png" xlink:type="simple" xlink:show="embed" xlink:actuate="onLoad">
            <text:p/>
          </draw:image>
        </draw:frame>
        <draw:frame draw:style-name="gr1" draw:text-style-name="P1" draw:layer="layout" svg:width="5.418cm" svg:height="5.418cm" svg:x="5.684cm" svg:y="5.67cm">
          <draw:image xlink:href="Pictures/1000000000000100000001000F2575492C31FD8A.png" xlink:type="simple" xlink:show="embed" xlink:actuate="onLoad">
            <text:p/>
          </draw:image>
        </draw:frame>
        <draw:frame draw:style-name="gr1" draw:text-style-name="P1" draw:layer="layout" svg:width="5.418cm" svg:height="5.418cm" svg:x="11.109cm" svg:y="0.305cm">
          <draw:image xlink:href="Pictures/1000000000000100000001000B593A34CBE41315.png" xlink:type="simple" xlink:show="embed" xlink:actuate="onLoad">
            <text:p/>
          </draw:image>
        </draw:frame>
        <draw:frame draw:style-name="gr1" draw:text-style-name="P1" draw:layer="layout" svg:width="5.418cm" svg:height="5.418cm" svg:x="16.491cm" svg:y="0.278cm">
          <draw:image xlink:href="Pictures/10000000000001000000010013B71BA14F2AB9D0.png" xlink:type="simple" xlink:show="embed" xlink:actuate="onLoad">
            <text:p/>
          </draw:image>
        </draw:frame>
        <draw:frame draw:style-name="gr1" draw:text-style-name="P1" draw:layer="layout" svg:width="5.418cm" svg:height="5.418cm" svg:x="0.278cm" svg:y="5.623cm">
          <draw:image xlink:href="Pictures/1000000000000100000001002C025DFAF312B69A.png" xlink:type="simple" xlink:show="embed" xlink:actuate="onLoad">
            <text:p/>
          </draw:image>
        </draw:frame>
        <draw:frame draw:style-name="gr1" draw:text-style-name="P1" draw:layer="layout" svg:width="5.418cm" svg:height="5.418cm" svg:x="5.696cm" svg:y="0.239cm">
          <draw:image xlink:href="Pictures/100000000000010000000100FE5556AFE98EF39F.png" xlink:type="simple" xlink:show="embed" xlink:actuate="onLoad">
            <text:p/>
          </draw:image>
        </draw:frame>
        <draw:frame draw:style-name="gr2" draw:text-style-name="P1" draw:layer="layout" svg:width="5.418cm" svg:height="5.418cm" svg:x="11.146cm" svg:y="5.723cm">
          <draw:image xlink:href="Pictures/100000000000010000000100F838939F31802067.png" xlink:type="simple" xlink:show="embed" xlink:actuate="onLoad">
            <text:p text:style-name="P1">0</text:p>
          </draw:image>
        </draw:frame>
        <draw:frame draw:style-name="gr1" draw:text-style-name="P1" draw:layer="layout" svg:width="5.418cm" svg:height="5.418cm" svg:x="16.534cm" svg:y="5.65cm">
          <draw:image xlink:href="Pictures/1000000000000100000001002D7397888667BA69.png" xlink:type="simple" xlink:show="embed" xlink:actuate="onLoad">
            <text:p/>
          </draw:image>
        </draw:frame>
        <draw:frame draw:style-name="gr1" draw:text-style-name="P1" draw:layer="layout" svg:width="5.418cm" svg:height="5.418cm" svg:x="0.251cm" svg:y="11.057cm">
          <draw:image xlink:href="Pictures/100000000000010000000100C86177D6177502A4.png" xlink:type="simple" xlink:show="embed" xlink:actuate="onLoad">
            <text:p/>
          </draw:image>
        </draw:frame>
        <draw:frame draw:style-name="gr1" draw:text-style-name="P1" draw:layer="layout" svg:width="5.418cm" svg:height="5.418cm" svg:x="5.669cm" svg:y="11.073cm">
          <draw:image xlink:href="Pictures/1000000000000100000001008340AB525B6BEAFD.png" xlink:type="simple" xlink:show="embed" xlink:actuate="onLoad">
            <text:p/>
          </draw:image>
        </draw:frame>
        <draw:frame draw:style-name="gr1" draw:text-style-name="P1" draw:layer="layout" svg:width="5.418cm" svg:height="5.418cm" svg:x="11.119cm" svg:y="11.073cm">
          <draw:image xlink:href="Pictures/100000000000010000000100C9635F7129663C53.png" xlink:type="simple" xlink:show="embed" xlink:actuate="onLoad">
            <text:p/>
          </draw:image>
        </draw:frame>
        <draw:frame draw:style-name="gr1" draw:text-style-name="P1" draw:layer="layout" svg:width="5.418cm" svg:height="5.418cm" svg:x="16.542cm" svg:y="11.081cm">
          <draw:image xlink:href="Pictures/1000000000000100000001008D0D28DC5DD45B72.png" xlink:type="simple" xlink:show="embed" xlink:actuate="onLoad">
            <text:p/>
          </draw:image>
        </draw:frame>
        <draw:custom-shape draw:style-name="gr3" draw:text-style-name="P2" draw:layer="layout" svg:width="21.717cm" svg:height="16.256cm" svg:x="0.227cm" svg:y="0.25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2.098cm" fo:page-height="16.76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5-25T02:31:41.716572343</dc:date>
    <meta:editing-duration>PT7M29S</meta:editing-duration>
    <meta:editing-cycles>1</meta:editing-cycles>
    <meta:document-statistic meta:object-count="13"/>
    <meta:generator>LibreOffice/6.0.7.3$Linux_X86_64 LibreOffice_project/00m0$Build-3</meta:generator>
  </office:meta>
</office:document-meta>
</file>